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4.813cm"/>
    </style:style>
    <style:style style:name="co7" style:family="table-column">
      <style:table-column-properties fo:break-before="auto" style:column-width="17.32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>
            <text:p>/mhr c_+</text:p>
          </table:table-cell>
          <table:table-cell office:value-type="string">
            <text:p>add</text:p>
          </table:table-cell>
          <table:table-cell office:value-type="string">
            <text:p>&lt;CourseName&gt;</text:p>
          </table:table-cell>
          <table:table-cell office:value-type="string">
            <text:p>コースを追加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remove</text:p>
          </table:table-cell>
          <table:table-cell office:value-type="string">
            <text:p>&lt;CourseName&gt;</text:p>
          </table:table-cell>
          <table:table-cell office:value-type="string">
            <text:p>コースを削除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addpoint</text:p>
          </table:table-cell>
          <table:table-cell office:value-type="string">
            <text:p>[index]</text:p>
          </table:table-cell>
          <table:table-cell office:value-type="string">
            <text:p>チェックポイントを追加します。indexを指定しない場合は、<text:span text:style-name="T1">今あるチェックポイントの最大値</text:span><text:span text:style-name="T1">+1</text:span>がindexになり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rmpoint</text:p>
          </table:table-cell>
          <table:table-cell office:value-type="string">
            <text:p>[index]</text:p>
          </table:table-cell>
          <table:table-cell office:value-type="string">
            <text:p>チェックポイントを消去します。indexを指定しない場合は、現在のコースすべてのチェックポイントが消去され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angle</text:p>
          </table:table-cell>
          <table:table-cell office:value-type="string">
            <text:p>&lt;index&gt;</text:p>
          </table:table-cell>
          <table:table-cell office:value-type="string">
            <text:p>&lt;angle&gt;</text:p>
          </table:table-cell>
          <table:table-cell office:value-type="string">
            <text:p>チェックポイントの角度を設定します。設定していない場合は0となります。</text:p>
          </table:table-cell>
          <table:table-cell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onelap</text:p>
          </table:table-cell>
          <table:table-cell office:value-type="string">
            <text:p>&lt;index&gt;</text:p>
          </table:table-cell>
          <table:table-cell office:value-type="string">
            <text:p>[CourseName]</text:p>
          </table:table-cell>
          <table:table-cell office:value-type="string">
            <text:p>1周に必要なCheckPoint通過数を設定します。</text:p>
          </table:table-cell>
          <table:table-cell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lap</text:p>
          </table:table-cell>
          <table:table-cell office:value-type="string">
            <text:p>&lt;index&gt;</text:p>
          </table:table-cell>
          <table:table-cell office:value-type="string">
            <text:p>[CourseName]</text:p>
          </table:table-cell>
          <table:table-cell office:value-type="string">
            <text:p>ラップ数を設定します。</text:p>
          </table:table-cell>
          <table:table-cell/>
        </table:table-row>
        <table:table-row table:style-name="ro3">
          <table:table-cell office:value-type="string">
            <text:p>/mhr c_+</text:p>
          </table:table-cell>
          <table:table-cell office:value-type="string">
            <text:p>usingcourse</text:p>
          </table:table-cell>
          <table:table-cell office:value-type="string">
            <text:p>&lt;CourseName&gt;</text:p>
          </table:table-cell>
          <table:table-cell office:value-type="string">
            <text:p>設定に使用するコースを指定します。(サーバー共通。基本的に管理者が1人で、レース時は管理者がいる場合はこれを使用してもよい)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tart</text:p>
          </table:table-cell>
          <table:table-cell office:value-type="string">
            <text:p>[CourseName]</text:p>
          </table:table-cell>
          <table:table-cell office:value-type="string">
            <text:p>レースをスタート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end</text:p>
          </table:table-cell>
          <table:table-cell office:value-type="string">
            <text:p>[CourseName]</text:p>
          </table:table-cell>
          <table:table-cell office:value-type="string">
            <text:p>強制的にレースを終了します。(通常は、最後の馬が通過した時点で終了となります。)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alidautoride</text:p>
          </table:table-cell>
          <table:table-cell office:value-type="string">
            <text:p>&lt;Valid&gt;</text:p>
          </table:table-cell>
          <table:table-cell office:value-type="string">
            <text:p>自動乗馬機能を有効化するか指定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autoride</text:p>
          </table:table-cell>
          <table:table-cell office:value-type="string">
            <text:p>&lt;Type&gt;</text:p>
          </table:table-cell>
          <table:table-cell office:value-type="string">
            <text:p>自動乗馬させます。足りない分は無視され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lectrideplayer</text:p>
          </table:table-cell>
          <table:table-cell office:value-type="string">
            <text:p>&lt;PlayerName&gt;</text:p>
          </table:table-cell>
          <table:table-cell office:value-type="string">
            <text:p>自動乗馬のプレイヤーを直接指定します。指定後、autorideコマンドで、Typeをplayerにすると自動乗馬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alidloginautoride</text:p>
          </table:table-cell>
          <table:table-cell office:value-type="string">
            <text:p>&lt;Valid&gt;</text:p>
          </table:table-cell>
          <table:table-cell office:value-type="string">
            <text:p>ログイン時に自動乗馬するかどうかを指定します。これが有効でも、autorideコマンドは使え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getTime</text:p>
          </table:table-cell>
          <table:table-cell office:value-type="string">
            <text:p>[CourseName]</text:p>
          </table:table-cell>
          <table:table-cell office:value-type="string">
            <text:p>レース開始時からのタイムを取得し、表示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iewRank</text:p>
          </table:table-cell>
          <table:table-cell office:value-type="string">
            <text:p>&lt;Valid&gt;</text:p>
          </table:table-cell>
          <table:table-cell office:value-type="string">
            <text:p>Sidebarに順位を表示するかどうかを指定します。ただし、これを有効にすると、Sidebarが使えませんし、サーバー共通になります。(別プラグインで表示範囲指定可能?)</text:p>
          </table:table-cell>
          <table:table-cell table:number-columns-repeated="2"/>
        </table:table-row>
        <table:table-row table:style-name="ro4">
          <table:table-cell office:value-type="string">
            <text:p>/mhr c_+</text:p>
          </table:table-cell>
          <table:table-cell office:value-type="string">
            <text:p>setrange</text:p>
          </table:table-cell>
          <table:table-cell office:value-type="string">
            <text:p>[CourseName]</text:p>
          </table:table-cell>
          <table:table-cell office:value-type="string">
            <text:p>コースの範囲を矩形で指定します。これは、コースアウトチェックに使われます。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zipi </meta:initial-creator>
    <meta:creation-date>2013-10-24T22:28:45</meta:creation-date>
    <dc:date>2013-11-05T23:07:40</dc:date>
    <dc:creator>mozipi </dc:creator>
    <meta:editing-duration>P2DT11H53M47S</meta:editing-duration>
    <meta:editing-cycles>8</meta:editing-cycles>
    <meta:generator>LibreOffice/3.5$Linux_x86 LibreOffice_project/350m1$Build-2</meta:generator>
    <meta:document-statistic meta:table-count="3" meta:cell-count="71" meta:object-count="0"/>
  </office:meta>
</office:document-meta>
</file>